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font-name="Liberation Serif" fo:font-size="12pt" officeooo:rsid="0009623e" officeooo:paragraph-rsid="0009623e" style:font-size-asian="12pt" style:font-size-complex="12pt"/>
    </style:style>
    <style:style style:name="P2" style:family="paragraph" style:parent-style-name="Preformatted_20_Text">
      <style:paragraph-properties fo:line-height="150%" fo:text-align="justify" style:justify-single-word="false"/>
      <style:text-properties style:font-name="Liberation Serif" fo:font-size="12pt" officeooo:rsid="0009623e" officeooo:paragraph-rsid="0009623e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Liberation Serif" fo:font-size="14pt" fo:font-weight="bold" officeooo:rsid="0009623e" officeooo:paragraph-rsid="0009623e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sumo - Jogos Educativos Digitais</text:p>
      <text:p text:style-name="P1"/>
      <text:p text:style-name="P2"><text:tab/>O texto aborda a dificuldade dos alunos de nível superior em aprender pelos métodos tradicionais de ensino, colocando como alternativa o uso de jogos digitais educativos. Tal ótica visa a melhorar a aprendizagem, aprimorar o conhecimento nas disciplinas e facilitar a compreensão da matéria.</text:p>
      <text:p text:style-name="P2"><text:tab/>A eficiência da introdução dos jogos baseia-se em sua natureza simultaneamente lúdica e didática. Ao invés de focar apenas em conceitos teóricos, representam e exemplificam o contéudo, além de estimular acertos e encorajar em caso de erro. Essa abordagem dos estudos, que usa da interação lógica e motora, aumenta o interesse do estudante e promove o desenvolvimento hábil e cognitivo, impulsionando seu desempenho de modo ger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7T16:39:40.441300939</dc:date>
    <meta:editing-duration>PT2M2S</meta:editing-duration>
    <meta:editing-cycles>1</meta:editing-cycles>
    <meta:document-statistic meta:table-count="0" meta:image-count="0" meta:object-count="0" meta:page-count="1" meta:paragraph-count="3" meta:word-count="115" meta:character-count="756" meta:non-whitespace-character-count="642"/>
    <meta:generator>LibreOffice/4.3.3.2$Linux_X86_64 LibreOffice_project/430m0$Build-2</meta:generator>
  </office:meta>
</office:document-meta>
</file>